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4000000763B1B60AE8E6EE9C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963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226cm"/>
    </style:style>
    <style:style style:name="Table1.B" style:family="table-column">
      <style:table-column-properties style:column-width="7.726cm"/>
    </style:style>
    <style:style style:name="Table1.C" style:family="table-column">
      <style:table-column-properties style:column-width="5.011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padding-left="0.123cm" fo:padding-right="0.123cm" fo:padding-top="0cm" fo:padding-bottom="0cm" fo:border="1pt solid #000000"/>
    </style:style>
    <style:style style:name="Table2" style:family="table">
      <style:table-properties style:width="15.901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729cm"/>
    </style:style>
    <style:style style:name="Table2.B" style:family="table-column">
      <style:table-column-properties style:column-width="3.731cm"/>
    </style:style>
    <style:style style:name="Table2.D" style:family="table-column">
      <style:table-column-properties style:column-width="4.71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A2" style:family="table-cell">
      <style:table-cell-properties style:vertical-align="" fo:padding="0.176cm" fo:border="1pt solid #000001"/>
    </style:style>
    <style:style style:name="Table3" style:family="table">
      <style:table-properties style:width="14.975cm" fo:margin-left="0cm" fo:margin-top="0cm" fo:margin-bottom="0cm" fo:break-before="auto" fo:break-after="auto" table:align="left"/>
    </style:style>
    <style:style style:name="Table3.A" style:family="table-column">
      <style:table-column-properties style:column-width="1.614cm"/>
    </style:style>
    <style:style style:name="Table3.B" style:family="table-column">
      <style:table-column-properties style:column-width="8.149cm"/>
    </style:style>
    <style:style style:name="Table3.C" style:family="table-column">
      <style:table-column-properties style:column-width="2.487cm"/>
    </style:style>
    <style:style style:name="Table3.D" style:family="table-column">
      <style:table-column-properties style:column-width="2.7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5" style:family="table">
      <style:table-properties style:width="14.764cm" fo:margin-left="0cm" fo:margin-top="0cm" fo:margin-bottom="0cm" table:align="left"/>
    </style:style>
    <style:style style:name="Table5.A" style:family="table-column">
      <style:table-column-properties style:column-width="1.983cm"/>
    </style:style>
    <style:style style:name="Table5.B" style:family="table-column">
      <style:table-column-properties style:column-width="9.948cm"/>
    </style:style>
    <style:style style:name="Table5.C" style:family="table-column">
      <style:table-column-properties style:column-width="2.8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ela1" style:family="table">
      <style:table-properties style:width="14.975cm" fo:margin-left="0cm" fo:margin-top="0cm" fo:margin-bottom="0cm" fo:break-before="auto" fo:break-after="auto" table:align="left"/>
    </style:style>
    <style:style style:name="Tabela1.A" style:family="table-column">
      <style:table-column-properties style:column-width="1.614cm"/>
    </style:style>
    <style:style style:name="Tabela1.B" style:family="table-column">
      <style:table-column-properties style:column-width="8.149cm"/>
    </style:style>
    <style:style style:name="Tabela1.C" style:family="table-column">
      <style:table-column-properties style:column-width="2.487cm"/>
    </style:style>
    <style:style style:name="Tabela1.D" style:family="table-column">
      <style:table-column-properties style:column-width="2.72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 fo:padding="0cm" fo:border="none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margin-top="0cm" fo:margin-bottom="1.27cm" style:contextual-spacing="false" fo:line-height="100%" fo:text-align="end" style:justify-single-word="false" fo:break-before="auto" fo:break-after="auto" fo:padding="0cm" fo:border="none"/>
    </style:style>
    <style:style style:name="P4" style:family="paragraph" style:parent-style-name="Standard">
      <style:paragraph-properties fo:margin-left="-0.123cm" fo:margin-right="0cm" fo:margin-top="1.27cm" fo:margin-bottom="0cm" style:contextual-spacing="false" fo:line-height="100%" fo:text-indent="0cm" style:auto-text-indent="false" fo:padding="0cm" fo:border="none">
        <style:tab-stops>
          <style:tab-stop style:position="7.548cm" style:type="center"/>
          <style:tab-stop style:position="15.342cm" style:type="right"/>
          <style:tab-stop style:position="16.506cm"/>
        </style:tab-stops>
      </style:paragraph-properties>
    </style:style>
    <style:style style:name="P5" style:family="paragraph" style:parent-style-name="Standard">
      <style:paragraph-properties fo:margin-top="1.27cm" fo:margin-bottom="0cm" style:contextual-spacing="false" fo:line-height="100%" fo:padding="0cm" fo:border="non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10568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10568"/>
    </style:style>
    <style:style style:name="P10" style:family="paragraph" style:parent-style-name="Standard">
      <style:paragraph-properties fo:line-height="115%" fo:padding="0cm" fo:border="non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P11" style:family="paragraph" style:parent-style-name="Standard">
      <style:paragraph-properties fo:line-height="115%" fo:padding="0cm" fo:border="non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  <style:text-properties style:font-name="Trebuchet MS" fo:font-size="9pt" style:font-name-asian="Trebuchet MS1" style:font-size-asian="9pt" style:font-name-complex="Trebuchet MS1" style:font-size-complex="9pt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margin-left="0.018cm" fo:margin-right="0cm" fo:line-height="115%" fo:text-indent="0cm" style:auto-text-indent="false" fo:break-before="auto" fo:break-after="auto"/>
    </style:style>
    <style:style style:name="P14" style:family="paragraph" style:parent-style-name="Standard">
      <style:paragraph-properties fo:margin-left="0cm" fo:margin-right="0cm" fo:line-height="115%" fo:text-indent="0cm" style:auto-text-indent="false" fo:break-before="auto" fo:break-after="auto"/>
    </style:style>
    <style:style style:name="P15" style:family="paragraph" style:parent-style-name="Heading_20_3">
      <style:paragraph-properties fo:line-height="115%"/>
    </style:style>
    <style:style style:name="P16" style:family="paragraph" style:parent-style-name="Heading_20_3">
      <style:paragraph-properties fo:line-height="115%" fo:break-before="auto" fo:break-after="auto" fo:padding="0cm" fo:border="none"/>
    </style:style>
    <style:style style:name="P17" style:family="paragraph" style:parent-style-name="Heading_20_3">
      <style:paragraph-properties fo:line-height="115%" fo:break-before="auto" fo:break-after="auto"/>
    </style:style>
    <style:style style:name="P18" style:family="paragraph" style:parent-style-name="Standard">
      <style:paragraph-properties fo:text-align="center" style:justify-single-word="false" fo:orphans="0" fo:widows="0"/>
    </style:style>
    <style:style style:name="P19" style:family="paragraph" style:parent-style-name="Standard">
      <style:text-properties fo:font-style="italic" style:font-style-asian="italic"/>
    </style:style>
    <style:style style:name="P20" style:family="paragraph" style:parent-style-name="Standard">
      <style:text-properties fo:font-style="italic" officeooo:rsid="000d8873" officeooo:paragraph-rsid="000d8873" style:font-style-asian="italic"/>
    </style:style>
    <style:style style:name="P21" style:family="paragraph" style:parent-style-name="Standard">
      <style:paragraph-properties fo:orphans="0" fo:widows="0"/>
    </style:style>
    <style:style style:name="P22" style:family="paragraph" style:parent-style-name="Standard">
      <style:paragraph-properties fo:line-height="115%" fo:text-align="center" style:justify-single-word="false" fo:break-before="auto" fo:break-after="auto" fo:padding="0cm" fo:border="none"/>
      <style:text-properties style:font-name="Arial" style:font-name-asian="Arial1" style:font-name-complex="Arial1"/>
    </style:style>
    <style:style style:name="P23" style:family="paragraph" style:parent-style-name="Standard">
      <style:paragraph-properties fo:margin-top="0.423cm" fo:margin-bottom="0.423cm" style:contextual-spacing="false" fo:line-height="100%" fo:orphans="0" fo:widows="0"/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P24" style:family="paragraph" style:parent-style-name="Standard">
      <style:paragraph-properties fo:line-height="115%" fo:padding="0cm" fo:border="none"/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P25" style:family="paragraph" style:parent-style-name="Standard">
      <style:paragraph-properties fo:line-height="115%" fo:padding="0cm" fo:border="none"/>
      <style:text-properties style:font-name="Arial" fo:font-size="10pt" fo:font-style="italic" officeooo:rsid="000d8873" officeooo:paragraph-rsid="000d8873" style:font-name-asian="Arial1" style:font-size-asian="10pt" style:font-style-asian="italic" style:font-name-complex="Arial1" style:font-size-complex="10pt"/>
    </style:style>
    <style:style style:name="P26" style:family="paragraph" style:parent-style-name="Standard">
      <style:paragraph-properties fo:line-height="115%" fo:text-align="justify" style:justify-single-word="false" fo:padding="0cm" fo:border="non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7" style:family="paragraph" style:parent-style-name="Standard">
      <style:paragraph-properties fo:line-height="115%" fo:padding="0cm" fo:border="non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8" style:family="paragraph" style:parent-style-name="Standard">
      <style:paragraph-properties fo:line-height="115%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29" style:family="paragraph" style:parent-style-name="Heading_20_1">
      <style:paragraph-properties fo:line-height="115%" fo:padding="0cm" fo:border="non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1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Oswald" fo:font-weight="bold" style:font-name-asian="Oswald1" style:font-weight-asian="bold" style:font-name-complex="Oswald1"/>
    </style:style>
    <style:style style:name="P33" style:family="paragraph" style:parent-style-name="Standard">
      <style:paragraph-properties fo:orphans="0" fo:widows="0"/>
      <style:text-properties style:font-name="Oswald" fo:font-weight="bold" style:font-name-asian="Oswald1" style:font-weight-asian="bold" style:font-name-complex="Oswald1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f7c91" officeooo:paragraph-rsid="000f7c91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f7c91" officeooo:paragraph-rsid="0010d034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00806" officeooo:paragraph-rsid="00100806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00806" officeooo:paragraph-rsid="0010d034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00806" officeooo:paragraph-rsid="00110568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0d034" officeooo:paragraph-rsid="0010d034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0d034" officeooo:paragraph-rsid="00110568"/>
    </style:style>
    <style:style style:name="P41" style:family="paragraph" style:parent-style-name="Standard">
      <style:paragraph-properties fo:orphans="0" fo:widows="0"/>
      <style:text-properties officeooo:rsid="0010d034" officeooo:paragraph-rsid="0010d034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10568" officeooo:paragraph-rsid="00110568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10568" officeooo:paragraph-rsid="00110568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1526e" officeooo:paragraph-rsid="0011526e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1526e" officeooo:paragraph-rsid="0011526e"/>
    </style:style>
    <style:style style:name="P46" style:family="paragraph" style:parent-style-name="Standard" style:master-page-name="Standard">
      <style:paragraph-properties fo:line-height="115%" fo:text-align="center" style:justify-single-word="false" style:page-number="1" fo:break-before="auto" fo:break-after="auto" fo:padding="0cm" fo:border="non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47" style:family="paragraph" style:parent-style-name="Standard">
      <style:paragraph-properties fo:line-height="115%" fo:text-align="center" style:justify-single-word="false" fo:padding="0cm" fo:border="non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48" style:family="paragraph" style:parent-style-name="Standard" style:list-style-name="WWNum1">
      <style:paragraph-properties fo:margin-left="1.27cm" fo:margin-right="0cm" fo:text-indent="-0.635cm" style:auto-text-indent="false"/>
      <style:text-properties fo:font-style="italic" style:font-style-asian="italic"/>
    </style:style>
    <style:style style:name="P49" style:family="paragraph" style:parent-style-name="Standard" style:list-style-name="WWNum2">
      <style:paragraph-properties fo:margin-left="1.27cm" fo:margin-right="0cm" fo:line-height="115%" fo:text-indent="-0.635cm" style:auto-text-indent="false" fo:break-before="auto" fo:break-after="auto"/>
      <style:text-properties fo:font-weight="bold" style:font-weight-asian="bold"/>
    </style:style>
    <style:style style:name="P50" style:family="paragraph" style:parent-style-name="Standard" style:list-style-name="WWNum2">
      <style:paragraph-properties fo:margin-left="1.27cm" fo:margin-right="0cm" fo:line-height="115%" fo:text-indent="-0.635cm" style:auto-text-indent="false" fo:break-before="auto" fo:break-after="auto"/>
      <style:text-properties fo:font-weight="bold" officeooo:paragraph-rsid="00110568" style:font-weight-asian="bold"/>
    </style:style>
    <style:style style:name="P51" style:family="paragraph" style:parent-style-name="Standard">
      <style:text-properties officeooo:paragraph-rsid="00110568"/>
    </style:style>
    <style:style style:name="P52" style:family="paragraph" style:parent-style-name="Standard">
      <style:text-properties officeooo:rsid="00130d42" officeooo:paragraph-rsid="00130d42"/>
    </style:style>
    <style:style style:name="P53" style:family="paragraph" style:parent-style-name="Standard">
      <style:text-properties officeooo:rsid="0013f7bc" officeooo:paragraph-rsid="0013f7bc"/>
    </style:style>
    <style:style style:name="P54" style:family="paragraph" style:parent-style-name="Standard">
      <style:text-properties style:text-position="0% 100%" fo:font-weight="normal" officeooo:rsid="0019d7e2" officeooo:paragraph-rsid="001432be" style:font-weight-asian="normal" style:font-weight-complex="normal"/>
    </style:style>
    <style:style style:name="P55" style:family="paragraph" style:parent-style-name="Standard">
      <style:text-properties officeooo:rsid="001432be" officeooo:paragraph-rsid="001432be"/>
    </style:style>
    <style:style style:name="P56" style:family="paragraph" style:parent-style-name="Standard">
      <style:text-properties officeooo:rsid="00156151" officeooo:paragraph-rsid="00156151"/>
    </style:style>
    <style:style style:name="P57" style:family="paragraph" style:parent-style-name="Standard">
      <style:text-properties officeooo:rsid="00170335" officeooo:paragraph-rsid="00170335"/>
    </style:style>
    <style:style style:name="P58" style:family="paragraph" style:parent-style-name="Standard">
      <style:text-properties officeooo:rsid="0017e5e0" officeooo:paragraph-rsid="0017e5e0"/>
    </style:style>
    <style:style style:name="P59" style:family="paragraph" style:parent-style-name="Standard">
      <style:text-properties officeooo:rsid="00186710" officeooo:paragraph-rsid="0018671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0d8873" style:font-style-asian="italic"/>
    </style:style>
    <style:style style:name="T3" style:family="text">
      <style:text-properties fo:font-style="italic" officeooo:rsid="000ecce5" style:font-style-asian="italic"/>
    </style:style>
    <style:style style:name="T4" style:family="text">
      <style:text-properties fo:font-style="italic" officeooo:rsid="00110568" style:font-style-asian="italic"/>
    </style:style>
    <style:style style:name="T5" style:family="text">
      <style:text-properties officeooo:rsid="000d8873"/>
    </style:style>
    <style:style style:name="T6" style:family="text">
      <style:text-properties officeooo:rsid="000eb51f"/>
    </style:style>
    <style:style style:name="T7" style:family="text">
      <style:text-properties officeooo:rsid="000ecce5"/>
    </style:style>
    <style:style style:name="T8" style:family="text">
      <style:text-properties officeooo:rsid="00100806"/>
    </style:style>
    <style:style style:name="T9" style:family="text">
      <style:text-properties officeooo:rsid="00110568"/>
    </style:style>
    <style:style style:name="T10" style:family="text">
      <style:text-properties officeooo:rsid="0011526e"/>
    </style:style>
    <style:style style:name="T11" style:family="text">
      <style:text-properties officeooo:rsid="001432be"/>
    </style:style>
    <style:style style:name="T12" style:family="text">
      <style:text-properties officeooo:rsid="00156151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officeooo:rsid="00170335"/>
    </style:style>
    <style:style style:name="T16" style:family="text">
      <style:text-properties officeooo:rsid="0017e5e0"/>
    </style:style>
    <style:style style:name="T17" style:family="text">
      <style:text-properties officeooo:rsid="001867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7">Documento de Definição de Requisitos 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PROJETO:</text:p>
          </table:table-cell>
          <table:table-cell table:style-name="Table1.A1" table:number-columns-spanned="2" office:value-type="string">
            <text:p text:style-name="P24">Sistema <text:span text:style-name="T5">de identificação de qual é o melhor lugar para ir surfar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6">EQUIPE:</text:p>
          </table:table-cell>
          <table:table-cell table:style-name="Table1.A1" table:number-columns-spanned="2" office:value-type="string">
            <text:p text:style-name="P25">Bernardo Strauch Perrot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6">UC:</text:p>
          </table:table-cell>
          <table:table-cell table:style-name="Table1.A1" office:value-type="string">
            <text:p text:style-name="P28">Engenharia de Software II</text:p>
          </table:table-cell>
          <table:table-cell table:style-name="Table1.A1" office:value-type="string">
            <text:p text:style-name="P27">Semestre 2023/02</text:p>
          </table:table-cell>
        </table:table-row>
        <table:table-row table:style-name="Table1.1">
          <table:table-cell table:style-name="Table1.A1" office:value-type="string">
            <text:p text:style-name="P26">PROFESSORA:</text:p>
          </table:table-cell>
          <table:table-cell table:style-name="Table1.A1" table:number-columns-spanned="2" office:value-type="string">
            <text:p text:style-name="P28">Thaiana Pereira dos Anjos Reis</text:p>
          </table:table-cell>
          <table:covered-table-cell/>
        </table:table-row>
      </table:table>
      <text:p text:style-name="P22"/>
      <text:p text:style-name="P22"/>
      <text:p text:style-name="P15"><text:bookmark text:name="_qwqhhukbppb7"/>Registro de Alterações:</text:p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30">Versão</text:p>
          </table:table-cell>
          <table:table-cell table:style-name="Table2.A1" office:value-type="string">
            <text:p text:style-name="P31">Responsável</text:p>
          </table:table-cell>
          <table:table-cell table:style-name="Table2.A1" office:value-type="string">
            <text:p text:style-name="P31">Data</text:p>
          </table:table-cell>
          <table:table-cell table:style-name="Table2.A1" office:value-type="string">
            <text:p text:style-name="P30">Alterações</text:p>
          </table:table-cell>
        </table:table-row>
        <table:table-row table:style-name="Table2.1">
          <table:table-cell table:style-name="Table2.A2" office:value-type="string">
            <text:p text:style-name="P23">&lt;&lt; Identificação da Versão&gt;&gt;</text:p>
          </table:table-cell>
          <table:table-cell table:style-name="Table2.A2" office:value-type="string">
            <text:p text:style-name="P23">&lt;&lt;nome das pessoas que elaboraram ou alteraram a versão, separados por vírgula&gt;&gt;</text:p>
          </table:table-cell>
          <table:table-cell table:style-name="Table2.A2" office:value-type="string">
            <text:p text:style-name="P23">&lt;&lt;data de registro da versão&gt;&gt;</text:p>
          </table:table-cell>
          <table:table-cell table:style-name="Table2.A2" office:value-type="string">
            <text:p text:style-name="P23">&lt;&lt;alterações em relação à versão anterior&gt;&gt;</text:p>
          </table:table-cell>
        </table:table-row>
        <table:table-row table:style-name="Table2.1"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</table:table-row>
      </table:table>
      <text:p text:style-name="Standard"/>
      <text:p text:style-name="P22"/>
      <text:p text:style-name="P22"/>
      <text:p text:style-name="P16">1 INTRODUÇÃO</text:p>
      <text:p text:style-name="Standard">Este documento apresenta os requisitos de usuário da ferramenta <text:span text:style-name="T1">&lt;&lt;Sistema para cadastro e consulta de produtos&gt;&gt;</text:span> e está organizado da seguinte forma: a seção 2 contém uma descrição do propósito do sistema; a seção 3 apresenta os possíveis usuários do sistema; e a seção 4 apresenta a lista de requisitos de usuário levantados junto ao cliente (empresa compradora do software).</text:p>
      <text:p text:style-name="Standard"/>
      <text:p text:style-name="P17"><text:bookmark text:name="_jiejc2810ffz"/>2 DESCRIÇÃO DO PROPÓSITO DO SISTEMA</text:p>
      <text:p text:style-name="P20">Está ferramenta serve para facilitar identificação da melhor praia para ir surfar de acordo com as condições meteorológicas<text:span text:style-name="T7">( vento, direção de ondulação, tamanho de ondulação, período da ondulação)</text:span>.</text:p>
      <text:p text:style-name="P19"/>
      <text:p text:style-name="P19"/>
      <text:p text:style-name="P15"><text:bookmark text:name="_2i0nyjen53jz"/>3 PAPÉIS DOS USUÁRIOS NO SISTEMA</text:p>
      <text:p text:style-name="P19">&lt;&lt;Os seguintes usuários utilizarão o sistema:</text:p>
      <text:list xml:id="list2444360128" text:style-name="WWNum1">
        <text:list-item>
          <text:p text:style-name="P48">Funcionário: usuário da empresa responsável pela manutenção (cadastrar/excluir/alterar) <text:s/>no sistema.</text:p>
        </text:list-item>
        <text:list-item>
          <text:p text:style-name="P48">Cliente: usuário que poderá consultar <text:span text:style-name="T5">condições</text:span>.</text:p>
        </text:list-item>
      </text:list>
      <text:p text:style-name="P19"><text:soft-page-break/></text:p>
      <text:p text:style-name="P2"/>
      <text:p text:style-name="P17"><text:bookmark text:name="_1b1ws2176xqj"/>3 REQUISITOS</text:p>
      <text:p text:style-name="P13">Tomando por base o contexto do sistema, foram identificados os seguintes requisitos:</text:p>
      <text:p text:style-name="P13">Observação: a prioridade será definida por meio da seguinte escala: 1-Essencial; 2- Importante; e 3-Desejável.</text:p>
      <text:p text:style-name="P13"/>
      <text:list xml:id="list1751769377" text:style-name="WWNum2">
        <text:list-item>
          <text:p text:style-name="P49">Requisitos Funcionais</text:p>
        </text:list-item>
      </text:list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2">Id.</text:p>
          </table:table-cell>
          <table:table-cell table:style-name="Table3.A1" office:value-type="string">
            <text:p text:style-name="P32">Descrição</text:p>
          </table:table-cell>
          <table:table-cell table:style-name="Table3.A1" office:value-type="string">
            <text:p text:style-name="P32">Prioridade</text:p>
          </table:table-cell>
          <table:table-cell table:style-name="Table3.A1" office:value-type="string">
            <text:p text:style-name="P32">Req. Relac.</text:p>
          </table:table-cell>
        </table:table-row>
        <table:table-row table:style-name="Table3.1">
          <table:table-cell table:style-name="Table3.A1" office:value-type="string">
            <text:p text:style-name="P8">RF001</text:p>
          </table:table-cell>
          <table:table-cell table:style-name="Table3.A1" office:value-type="string">
            <text:p text:style-name="P8">O sistema deve permitir aos usuários fazerem login utilizando os dados de nome de usuário (ou e-mail) e sua senha para que possa acessar a área .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8">RF002</text:p>
          </table:table-cell>
          <table:table-cell table:style-name="Table3.A1" office:value-type="string">
            <text:p text:style-name="P8">O sistema deve permitir ao <text:span text:style-name="T6">usuário</text:span> recuperar sua senha para que possa fazer uma nova senha e assim acessar a área <text:span text:style-name="T6">novamente.</text:span>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8">RF003</text:p>
          </table:table-cell>
          <table:table-cell table:style-name="Table3.A1" office:value-type="string">
            <text:p text:style-name="P9">O sistema deverá permitir ao funcionário <text:span text:style-name="T6">cadastrar novas condições </text:span><text:span text:style-name="T2">meteorológicas</text:span><text:span text:style-name="T3">( vento, direção de ondulação, tamanho de ondulação, período da ondulação) </text:span><text:span text:style-name="T4">e nome da praia</text:span><text:span text:style-name="T2">.</text:span>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8">RF004</text:p>
          </table:table-cell>
          <table:table-cell table:style-name="Table3.A1" office:value-type="string">
            <text:p text:style-name="P8">O sistema deverá permitir ao <text:span text:style-name="T6">usuário visualizar as condições meteorológicas de cada praia.</text:span>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8">RF005</text:p>
          </table:table-cell>
          <table:table-cell table:style-name="Table3.A1" office:value-type="string">
            <text:p text:style-name="P8">O sistema deverá permitir ao cliente visualizar suas informações assim que entrar na área do cliente e um menu de opções para que possa realizar as ações de clientes.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36">RF00<text:span text:style-name="T10">6</text:span></text:p>
          </table:table-cell>
          <table:table-cell table:style-name="Table3.A1" office:value-type="string">
            <text:p text:style-name="P34">O sistema deverá analisar as condições meteorológicas e a partir disso definir os melhores praias, mostrando o nível de qualidade das ondas(uma vala, altas ondas, cl<text:span text:style-name="T8">á</text:span>ssico<text:span text:style-name="T8">) de acordo com a data(máximo de 16 dias a frente do dia atual) e o horário escolhido.</text:span>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39">R<text:span text:style-name="T9">N</text:span>00<text:span text:style-name="T9">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6">RF00<text:span text:style-name="T10">7</text:span></text:p>
          </table:table-cell>
          <table:table-cell table:style-name="Table3.A1" office:value-type="string">
            <text:p text:style-name="P38">O Sistema deverá permitir que o usuário insira as condições e será retornado os melhores locais para essa condição<text:span text:style-name="T9">(</text:span><text:span text:style-name="T3">vento, direção de ondulação, tamanho de ondulação</text:span><text:span text:style-name="T4">)</text:span>.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39">RF003</text:p>
          </table:table-cell>
        </table:table-row>
        <table:table-row table:style-name="Table3.1">
          <table:table-cell table:style-name="Table3.A1" office:value-type="string">
            <text:p text:style-name="P44">RF008</text:p>
          </table:table-cell>
          <table:table-cell table:style-name="Table3.A1" office:value-type="string">
            <text:p text:style-name="P44">O sistema deve permitir que o usuário selecione praias para que quando estiver em sua condição clássica um alerta deve ser enviado ao usuário.</text:p>
          </table:table-cell>
          <table:table-cell table:style-name="Table3.A1" office:value-type="string">
            <text:p text:style-name="P45">2</text:p>
          </table:table-cell>
          <table:table-cell table:style-name="Table3.A1" office:value-type="string">
            <text:p text:style-name="P45">RN001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</table:table>
      <text:p text:style-name="P14"/>
      <text:p text:style-name="P14"/>
      <text:list xml:id="list220256897472744" text:continue-numbering="true" text:style-name="WWNum2">
        <text:list-item>
          <text:p text:style-name="P49">Requisitos Não-Funcionais</text:p>
        </text:list-item>
      </text:list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3">Id.</text:p>
          </table:table-cell>
          <table:table-cell table:style-name="Table5.A1" office:value-type="string">
            <text:p text:style-name="P33">Descrição</text:p>
          </table:table-cell>
          <table:table-cell table:style-name="Table5.A1" office:value-type="string">
            <text:p text:style-name="P33">RF. Relac.</text:p>
          </table:table-cell>
        </table:table-row>
        <table:table-row table:style-name="Table5.1">
          <table:table-cell table:style-name="Table5.A1" office:value-type="string">
            <text:p text:style-name="P21">RNF001</text:p>
          </table:table-cell>
          <table:table-cell table:style-name="Table5.A1" office:value-type="string">
            <text:p text:style-name="P21">Após dez minutos de inatividade o sistema irá fechar a sessão do cliente.</text:p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21">RNF002</text:p>
          </table:table-cell>
          <table:table-cell table:style-name="Table5.A1" office:value-type="string">
            <text:p text:style-name="P41">Caso o site “windguru” esteja fora do ar, usar requisito funcional RF008.</text:p>
          </table:table-cell>
          <table:table-cell table:style-name="Table5.A1" office:value-type="string">
            <text:p text:style-name="P35">R<text:span text:style-name="T10">N001</text:span></text:p>
          </table:table-cell>
        </table:table-row>
        <table:table-row table:style-name="Table5.1">
          <table:table-cell table:style-name="Table5.A1" office:value-type="string">
            <text:p text:style-name="P21">RNF003</text:p>
          </table:table-cell>
          <table:table-cell table:style-name="Table5.A1" office:value-type="string">
            <text:p text:style-name="P41">Pode ser que não há praias para se surfar dependendo da condição.</text:p>
          </table:table-cell>
          <table:table-cell table:style-name="Table5.A1" office:value-type="string">
            <text:p text:style-name="P37">RF007 <text:s text:c="3"/>RF008</text:p>
          </table:table-cell>
        </table:table-row>
        <table:table-row table:style-name="Table5.1">
          <table:table-cell table:style-name="Table5.A1" office:value-type="string">
            <text:p text:style-name="P21">RNF00<text:span text:style-name="T10">4</text:span></text:p>
          </table:table-cell>
          <table:table-cell table:style-name="Table5.A1" office:value-type="string">
            <text:p text:style-name="P21">Todas as interfaces gráficas devem possuir um campo de ajuda.</text:p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21">RNF00<text:span text:style-name="T10">5</text:span></text:p>
          </table:table-cell>
          <table:table-cell table:style-name="Table5.A1" office:value-type="string">
            <text:p text:style-name="P21">O software deverá rodar na web.</text:p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18"/>
          </table:table-cell>
        </table:table-row>
      </table:table>
      <text:p text:style-name="P12"/>
      <text:list xml:id="list220256112610791" text:continue-numbering="true" text:style-name="WWNum2">
        <text:list-item>
          <text:p text:style-name="P50">Re<text:span text:style-name="T9">gras de negócio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2">RN001</text:p>
          </table:table-cell>
          <table:table-cell table:style-name="Tabela1.A1" office:value-type="string">
            <text:p text:style-name="P38">O sistema deve estar ligado as condições meteorológicas do site “windguru.cz/5690”.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40"/>
          </table:table-cell>
        </table:table-row>
      </table:table>
      <text:p text:style-name="P51"/>
      <text:p text:style-name="P51"/>
      <text:p text:style-name="P51"><text:soft-page-break/></text:p>
      <text:p text:style-name="P52">Casos de Uso:</text:p>
      <text:p text:style-name="P52"/>
      <text:p text:style-name="P53">1 – Cadastrar novas condições:</text:p>
      <text:p text:style-name="P53">Atores: funcionário</text:p>
      <text:p text:style-name="P53">fluxo principal:</text:p>
      <text:p text:style-name="P53">1. É descoberto uma nova condição.</text:p>
      <text:p text:style-name="P53">2. O funcionário cadastra a nova condição ao sistema.</text:p>
      <text:p text:style-name="P53"/>
      <text:p text:style-name="P53"/>
      <text:p text:style-name="P53">2- Efetuar login</text:p>
      <text:p text:style-name="P53">Atores: <text:span text:style-name="T11">Cliente</text:span></text:p>
      <text:p text:style-name="P53">fluxo principal:</text:p>
      <text:p text:style-name="P54">1. O cliente acessa a página de Login.</text:p>
      <text:p text:style-name="P54">2. O cliente informa <text:span text:style-name="T11">e-mail e senha</text:span>.</text:p>
      <text:p text:style-name="P54">3. O sistema valida a credencial do cliente.</text:p>
      <text:p text:style-name="P54">4. O sistema apresenta a página inicial do site ou a página anterior ao Login.</text:p>
      <text:p text:style-name="P53"/>
      <text:p text:style-name="P53">tratamento de exceções:</text:p>
      <text:p text:style-name="P54"><text:span text:style-name="T12">2</text:span>a Informações de Login inválidas</text:p>
      <text:p text:style-name="P54"><text:span text:style-name="T12">2</text:span>a1. O sistema apresenta mensagem de erro e limpa os campos</text:p>
      <text:p text:style-name="P54"><text:span text:style-name="T12">2</text:span>a2. Volta ao passo 2.</text:p>
      <text:p text:style-name="P53"/>
      <text:p text:style-name="P53"/>
      <text:p text:style-name="P55">3- Redefinir senha</text:p>
      <text:p text:style-name="P53">Atores: <text:span text:style-name="T11">Cliente</text:span></text:p>
      <text:p text:style-name="P53">fluxo principal: </text:p>
      <text:p text:style-name="P55">1. O cliente esquece a senha.</text:p>
      <text:p text:style-name="P55">2. É enviado ao e-mail cadastrado sua senha. </text:p>
      <text:p text:style-name="P53"/>
      <text:p text:style-name="P53"/>
      <text:p text:style-name="P55">4-Fazer Cadastro</text:p>
      <text:p text:style-name="P53">Atores: <text:span text:style-name="T11">Cliente</text:span></text:p>
      <text:p text:style-name="P53">fluxo principal:</text:p>
      <text:p text:style-name="P55">1. O cliente vai a página de cadastro.</text:p>
      <text:p text:style-name="P55">2. O cliente informa nome completo, e-mail e senha.</text:p>
      <text:p text:style-name="P55">3.O cadastro está concluído.</text:p>
      <text:p text:style-name="P53"/>
      <text:p text:style-name="P53">tratamento de exceções:</text:p>
      <text:p text:style-name="P56">4<text:span text:style-name="T13">a </text:span><text:span text:style-name="T14">Cliente não informou todos os dados.</text:span></text:p>
      <text:p text:style-name="P56"><text:span text:style-name="T15">4</text:span>a1. O sistema informa que todos os dados devem ser informados para criar o usuário.</text:p>
      <text:p text:style-name="P56"/>
      <text:p text:style-name="P57">5- Visualizar condições</text:p>
      <text:p text:style-name="P53">Atores: <text:span text:style-name="T15">Cliente</text:span></text:p>
      <text:p text:style-name="P53"><text:soft-page-break/>fluxo principal:</text:p>
      <text:p text:style-name="P57">1. O usuário escolhe o município a ser visualizado.</text:p>
      <text:p text:style-name="P57">2. É exibido as condições e informações das praias.</text:p>
      <text:p text:style-name="P53"/>
      <text:p text:style-name="P53"/>
      <text:p text:style-name="P57">5- <text:span text:style-name="T16">Visualizar melhor praia para o surf.</text:span></text:p>
      <text:p text:style-name="P53">Atores: <text:span text:style-name="T16">Cliente</text:span></text:p>
      <text:p text:style-name="P53">fluxo principal:</text:p>
      <text:p text:style-name="P58">1. O cliente acessa a área do sistema.</text:p>
      <text:p text:style-name="P58">2. O cliente seleciona um dia e um horário dentro de um período de 16 dias.</text:p>
      <text:p text:style-name="P58">3. O programa retorna as melhores praias com o nível <text:s/>de qualidade das ondas.</text:p>
      <text:p text:style-name="P53"/>
      <text:p text:style-name="P53">tratamento de exceções:</text:p>
      <text:p text:style-name="P58">5<text:span text:style-name="T13">a</text:span> É possível que não tenha condições para o surf.</text:p>
      <text:p text:style-name="P53"/>
      <text:p text:style-name="P53"/>
      <text:p text:style-name="P59">6- Verificar condições.</text:p>
      <text:p text:style-name="P53">Atores: <text:span text:style-name="T17">Cliente</text:span></text:p>
      <text:p text:style-name="P53">fluxo principal:</text:p>
      <text:p text:style-name="P59">1. O cliente acessa a área do site.</text:p>
      <text:p text:style-name="P59">2. O cliente insere as condições meteorológicas.</text:p>
      <text:p text:style-name="P59">3. O sistema retorna os melhores lugares para o surf e sua qualidade.</text:p>
      <text:p text:style-name="P53"/>
      <text:p text:style-name="P53">tratamento de exceções:</text:p>
      <text:p text:style-name="P59">6<text:span text:style-name="T13">a</text:span> <text:span text:style-name="T16">É possível que não tenha condições para o surf.</text:span></text:p>
      <text:p text:style-name="P53"/>
      <text:p text:style-name="P53"/>
      <text:p text:style-name="P59">7- Condições favoritas.</text:p>
      <text:p text:style-name="P53">Atores: <text:span text:style-name="T17">Cliente</text:span></text:p>
      <text:p text:style-name="P53">fluxo principal:</text:p>
      <text:p text:style-name="P59">1. O cliente poderá favoritar condições.</text:p>
      <text:p text:style-name="P59">2. Essas condições quando localizadas na previsão serão notificadas para o usuário.</text:p>
      <text:p text:style-name="P53"/>
      <text:p text:style-name="P53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style:contextual-spacing="false" fo:line-height="100%" fo:keep-together="always" fo:break-before="auto" fo:break-after="auto" fo:keep-with-next="always"/>
      <style:text-properties fo:color="#00000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center" style:justify-single-word="false" fo:keep-together="always" fo:break-before="auto" fo:break-after="auto" fo:keep-with-next="always"/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1.251cm" fo:margin-right="0cm" fo:margin-top="0cm" fo:margin-bottom="0cm" style:contextual-spacing="false" fo:line-height="100%" fo:keep-together="always" fo:text-indent="0cm" style:auto-text-indent="false" fo:break-before="auto" fo:break-after="auto" fo:keep-with-next="always"/>
      <style:text-properties fo:color="#00000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color="#000000" loext:opacity="100%"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center" style:justify-single-word="false" fo:keep-together="always" fo:break-before="auto" fo:break-after="auto" fo:keep-with-next="always"/>
      <style:text-properties fo:color="#000000" loext:opacity="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keep-together="always" fo:break-before="auto" fo:break-after="auto" fo:keep-with-next="always"/>
      <style:text-properties fo:color="#000000" loext:opacity="100%" style:font-name="Arial" fo:font-family="Arial" style:font-family-generic="roman" style:font-pitch="variable" fo:font-size="14pt" fo:font-weight="normal" style:font-name-asian="Arial1" style:font-family-asian="Arial" style:font-family-generic-asian="system" style:font-pitch-asian="variable" style:font-size-asian="14pt" style:font-weight-asian="normal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together="always" fo:break-before="auto" fo:break-after="auto" fo:keep-with-next="always"/>
      <style:text-properties fo:color="#000000" loext:opacity="100%" style:font-name="Arial" fo:font-family="Arial" style:font-family-generic="roman" style:font-pitch="variable" fo:font-size="14pt" fo:font-style="italic" fo:font-weight="normal" style:font-name-asian="Arial1" style:font-family-asian="Arial" style:font-family-generic-asian="system" style:font-pitch-asian="variable" style:font-size-asian="14pt" style:font-style-asian="italic" style:font-weight-asian="normal" style:font-name-complex="Arial1" style:font-family-complex="Arial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404cm" fo:margin-left="0cm" fo:margin-top="0cm" fo:margin-bottom="0cm" fo:break-before="auto" fo:break-after="auto" table:align="left"/>
    </style:style>
    <style:style style:name="Table4.A" style:family="table-column">
      <style:table-column-properties style:column-width="3.993cm"/>
    </style:style>
    <style:style style:name="Table4.B" style:family="table-column">
      <style:table-column-properties style:column-width="12.41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23cm" fo:padding-right="0.123cm" fo:padding-top="0cm" fo:padding-bottom="0cm" fo:border="1pt solid #ffffff"/>
    </style:style>
    <style:style style:name="Table4.B1" style:family="table-cell">
      <style:table-cell-properties style:vertical-align="middle" fo:padding-left="0.123cm" fo:padding-right="0.123cm" fo:padding-top="0cm" fo:padding-bottom="0cm" fo:border="1pt solid #ffffff"/>
    </style:style>
    <style:style style:name="MP1" style:family="paragraph" style:parent-style-name="Standard">
      <style:paragraph-properties fo:break-before="auto" fo:break-after="auto" fo:padding="0cm" fo:border="none"/>
    </style:style>
    <style:style style:name="MP2" style:family="paragraph" style:parent-style-name="Standard">
      <style:paragraph-properties fo:margin-top="0cm" fo:margin-bottom="1.27cm" style:contextual-spacing="false" fo:line-height="100%" fo:text-align="end" style:justify-single-word="false" fo:break-before="auto" fo:break-after="auto" fo:padding="0cm" fo:border="none"/>
    </style:style>
    <style:style style:name="MP3" style:family="paragraph" style:parent-style-name="Standard">
      <style:paragraph-properties fo:margin-left="-0.123cm" fo:margin-right="0cm" fo:margin-top="1.27cm" fo:margin-bottom="0cm" style:contextual-spacing="false" fo:line-height="100%" fo:text-indent="0cm" style:auto-text-indent="false" fo:padding="0cm" fo:border="none">
        <style:tab-stops>
          <style:tab-stop style:position="7.548cm" style:type="center"/>
          <style:tab-stop style:position="15.342cm" style:type="right"/>
          <style:tab-stop style:position="16.506cm"/>
        </style:tab-stops>
      </style:paragraph-properties>
    </style:style>
    <style:style style:name="MP4" style:family="paragraph" style:parent-style-name="Standard">
      <style:paragraph-properties fo:margin-top="1.27cm" fo:margin-bottom="0cm" style:contextual-spacing="false" fo:line-height="100%" fo:padding="0cm" fo:border="non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</style:style>
    <style:style style:name="MP5" style:family="paragraph" style:parent-style-name="Standard">
      <style:paragraph-properties fo:line-height="115%" fo:padding="0cm" fo:border="non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MP6" style:family="paragraph" style:parent-style-name="Standard">
      <style:paragraph-properties fo:line-height="115%" fo:padding="0cm" fo:border="non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  <style:text-properties style:font-name="Trebuchet MS" fo:font-size="9pt" style:font-name-asian="Trebuchet MS1" style:font-size-asian="9pt" style:font-name-complex="Trebuchet MS1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2.018cm" fo:background-color="#ffffff" style:writing-mode="lr-tb" style:layout-grid-color="#c0c0c0" style:layout-grid-lines="256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0.33cm" fo:margin-left="0cm" fo:margin-right="0cm" fo:margin-top="0.229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<draw:frame draw:style-name="Mfr1" draw:name="image1.png" text:anchor-type="as-char" svg:width="3.545cm" svg:height="2.004cm" draw:z-index="4"><draw:image xlink:href="Pictures/10000001000000D4000000763B1B60AE8E6EE9CB.png" xlink:type="simple" xlink:show="embed" xlink:actuate="onLoad" draw:mime-type="image/png"/></draw:frame></text:p>
            </table:table-cell>
            <table:table-cell table:style-name="Table4.B1" office:value-type="string">
              <text:p text:style-name="MP4"/>
              <text:p text:style-name="MP5">MINISTÉRIO DA EDUCAÇÃO</text:p>
              <text:p text:style-name="MP6">SECRETARIA DE EDUCAÇÃO PROFISSIONAL E TECNOLÓGICA</text:p>
              <text:p text:style-name="MP6">INSTITUTO FEDERAL DE EDUCAÇÃO, CIÊNCIA E TECNOLOGIA DE SANTA CATARINA</text:p>
              <text:p text:style-name="MP6">CÂMPUS GAROPABA</text:p>
            </table:table-cell>
          </table:table-row>
        </table:table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3-08-14T22:02:55.128163507</dc:date>
    <meta:editing-duration>PT1H49M59S</meta:editing-duration>
    <meta:editing-cycles>2</meta:editing-cycles>
    <meta:document-statistic meta:table-count="6" meta:image-count="1" meta:object-count="0" meta:page-count="5" meta:paragraph-count="143" meta:word-count="891" meta:character-count="5478" meta:non-whitespace-character-count="4725"/>
  </office:meta>
</office:document-meta>
</file>